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4f3" officeooo:paragraph-rsid="0010c4f3"/>
    </style:style>
    <style:style style:name="P2" style:family="paragraph" style:parent-style-name="Standard">
      <style:text-properties officeooo:rsid="001224b8" officeooo:paragraph-rsid="001224b8"/>
    </style:style>
    <style:style style:name="P3" style:family="paragraph" style:parent-style-name="Standard">
      <style:text-properties officeooo:rsid="0013ecbd" officeooo:paragraph-rsid="0013ecbd"/>
    </style:style>
    <style:style style:name="P4" style:family="paragraph" style:parent-style-name="Standard">
      <style:paragraph-properties fo:break-before="page"/>
      <style:text-properties officeooo:rsid="0013ecbd" officeooo:paragraph-rsid="0013ecbd"/>
    </style:style>
    <style:style style:name="P5" style:family="paragraph" style:parent-style-name="Standard">
      <style:text-properties officeooo:rsid="001482b1" officeooo:paragraph-rsid="001482b1"/>
    </style:style>
    <style:style style:name="P6" style:family="paragraph" style:parent-style-name="Standard">
      <style:text-properties officeooo:rsid="001664c2" officeooo:paragraph-rsid="001664c2"/>
    </style:style>
    <style:style style:name="P7" style:family="paragraph" style:parent-style-name="Standard">
      <style:text-properties officeooo:rsid="0017cd9c" officeooo:paragraph-rsid="0017cd9c"/>
    </style:style>
    <style:style style:name="P8" style:family="paragraph" style:parent-style-name="Standard">
      <style:text-properties officeooo:rsid="0019340b" officeooo:paragraph-rsid="0019340b"/>
    </style:style>
    <style:style style:name="P9" style:family="paragraph" style:parent-style-name="Standard">
      <style:text-properties officeooo:rsid="001afc56" officeooo:paragraph-rsid="001afc56"/>
    </style:style>
    <style:style style:name="T1" style:family="text">
      <style:text-properties officeooo:rsid="00133562"/>
    </style:style>
    <style:style style:name="T2" style:family="text">
      <style:text-properties officeooo:rsid="001482b1"/>
    </style:style>
    <style:style style:name="T3" style:family="text">
      <style:text-properties officeooo:rsid="0017cd9c"/>
    </style:style>
    <style:style style:name="T4" style:family="text">
      <style:text-properties officeooo:rsid="00187cf2"/>
    </style:style>
    <style:style style:name="T5" style:family="text">
      <style:text-properties officeooo:rsid="00187d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tipos de organizações de processadores paralelos </text:p>
      <text:p text:style-name="P1"/>
      <text:p text:style-name="P2"><text:span text:style-name="T1">múltiplos</text:span> proces<text:span text:style-name="T2">s</text:span>adores </text:p>
      <text:p text:style-name="P3">arquitetura clássica </text:p>
      <text:p text:style-name="P3"/>
      <text:p text:style-name="P5">O paralelismo em processadores permitiu a otimização e maior rapidez no processamento, bem como a redução de custos de hardware </text:p>
      <text:p text:style-name="P5"/>
      <text:p text:style-name="P6">tipos de processadores paralelos – taxonomia de flynn </text:p>
      <text:p text:style-name="P6">-<text:span text:style-name="T3">ok</text:span></text:p>
      <text:p text:style-name="P6"/>
      <text:p text:style-name="P7">multiprocessadores simétricos </text:p>
      <text:p text:style-name="P7">-<text:span text:style-name="T4">é uma arquitetura independente que possui 2 ou mais processadores semelhantes </text:span></text:p>
      <text:p text:style-name="P7">-<text:span text:style-name="T4">interligados entre si através de barramentos </text:span></text:p>
      <text:p text:style-name="P7">-<text:span text:style-name="T4">compartilham recursos como memoria principal e e/s </text:span></text:p>
      <text:p text:style-name="P7">-<text:span text:style-name="T5">todo controle realizado pelo SO </text:span></text:p>
      <text:p text:style-name="P8">-SMP simetric multiprocessor </text:p>
      <text:p text:style-name="P8"/>
      <text:p text:style-name="P9">coerencia de cache </text:p>
      <text:p text:style-name="P9"/>
      <text:p text:style-name="P8"/>
      <text:p text:style-name="P8"/>
      <text:p text:style-name="P7"/>
      <text:p text:style-name="P7"/>
      <text:p text:style-name="P3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8:49:19.091000000</meta:creation-date>
    <dc:date>2024-01-09T19:29:36.327000000</dc:date>
    <meta:editing-duration>PT40M13S</meta:editing-duration>
    <meta:editing-cycles>1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14" meta:word-count="77" meta:character-count="576" meta:non-whitespace-character-count="499"/>
  </office:meta>
</office:document-meta>
</file>